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Line_20_Style_20_9" svg:stroke-width="0.051cm" svg:stroke-color="#999999" draw:marker-start-width="0.355cm" draw:marker-end-width="0.355cm" draw:fill="none" draw:textarea-horizontal-align="justify" draw:textarea-vertical-align="middle" draw:auto-grow-height="false" fo:min-height="1.666cm" fo:min-width="1.168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marker-start-width="0.355cm" draw:marker-end-width="0.355cm" draw:fill="solid" draw:fill-color="#ff9900" draw:textarea-horizontal-align="justify" draw:textarea-vertical-align="middle" draw:auto-grow-height="false" fo:min-height="0.352cm" fo:min-width="0.228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Line_20_Style_20_9" svg:stroke-width="0.051cm" svg:stroke-color="#999999" draw:marker-start-width="0.355cm" draw:marker-end-width="0.355cm" draw:fill="none" draw:textarea-horizontal-align="justify" draw:textarea-vertical-align="middle" draw:auto-grow-height="false" fo:min-height="1.665cm" fo:min-width="1.157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-width="0.355cm" draw:marker-end-width="0.355cm" draw:fill="solid" draw:fill-color="#ff9900" draw:textarea-horizontal-align="justify" draw:textarea-vertical-align="middle" draw:auto-grow-height="false" fo:min-height="0.354cm" fo:min-width="0.228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355cm" draw:marker-end-width="0.355cm" draw:fill="solid" draw:fill-color="#ff9900" draw:textarea-horizontal-align="justify" draw:textarea-vertical-align="middle" draw:auto-grow-height="false" fo:min-height="0.357cm" fo:min-width="0.226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Line_20_Style_20_9" svg:stroke-width="0.051cm" svg:stroke-color="#999999" draw:marker-start-width="0.355cm" draw:marker-end-width="0.355cm" draw:fill="none" draw:textarea-horizontal-align="justify" draw:textarea-vertical-align="middle" draw:auto-grow-height="false" fo:min-height="1.666cm" fo:min-width="1.15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0.713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0.714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537cm"/>
    </style:style>
    <style:style style:name="gr11" style:family="graphic" style:parent-style-name="standard">
      <style:graphic-properties svg:stroke-width="0.051cm" svg:stroke-color="#3465a4" draw:marker-start-width="0.355cm" draw:marker-end-width="0.355cm" draw:textarea-horizontal-align="justify" draw:textarea-vertical-align="middle" draw:auto-grow-height="false" fo:min-height="0.894cm" fo:min-width="0.639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3465a4" draw:marker-start-width="0.355cm" draw:marker-end-width="0.355cm" draw:textarea-horizontal-align="justify" draw:textarea-vertical-align="middle" draw:auto-grow-height="false" fo:min-height="0.894cm" fo:min-width="0.64cm" fo:padding-top="0.15cm" fo:padding-bottom="0.15cm" fo:padding-left="0.275cm" fo:padding-right="0.275cm"/>
    </style:style>
    <style:style style:name="P1" style:family="paragraph">
      <loext:graphic-properties draw:fill="solid" draw:fill-color="#579d1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9900"/>
      <style:paragraph-properties fo:text-align="center"/>
      <style:text-properties fo:font-size="18pt" style:font-size-asian="18pt" style:font-size-complex="18pt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style:paragraph-properties fo:text-align="center"/>
      <style:text-properties fo:font-size="12pt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09cm" svg:height="0.499cm" svg:x="0.971cm" svg:y="4.305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717cm" svg:height="3.145cm" draw:transform="rotate (-1.5707963267949) translate (4.867cm 3.686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1.1cm" svg:height="0.92cm" svg:x="2.436cm" svg:y="4.027cm">
          <text:p text:style-name="P3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06cm" svg:height="3.144cm" draw:transform="rotate (-1.5707963267949) translate (17.813cm 3.686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1.1cm" svg:height="0.924cm" svg:x="15.321cm" svg:y="4.041cm">
          <text:p text:style-name="P3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06cm" svg:height="3.144cm" draw:transform="rotate (-1.5707963267949) translate (9.177cm 3.686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draw:layer="layout" svg:width="1.096cm" svg:height="0.927cm" svg:x="6.745cm" svg:y="4.041cm">
          <text:p text:style-name="P3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706cm" svg:height="3.145cm" draw:transform="rotate (-1.5707963267949) translate (13.491cm 3.686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1.1cm" svg:height="0.924cm" svg:x="11.087cm" svg:y="4.041cm">
          <text:p text:style-name="P3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683cm" svg:height="0.461cm" svg:x="4.347cm" svg:y="4.324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684cm" svg:height="0.461cm" svg:x="8.661cm" svg:y="4.324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683cm" svg:height="0.461cm" svg:x="12.98cm" svg:y="4.324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6" draw:layer="layout" svg:width="3.341cm" svg:height="0.787cm" svg:x="1.727cm" svg:y="5.423cm">
          <draw:text-box>
            <text:p text:style-name="P5">C = 2, T = 40</text:p>
          </draw:text-box>
        </draw:frame>
        <draw:frame draw:style-name="gr10" draw:text-style-name="P6" draw:layer="layout" svg:width="3.342cm" svg:height="0.787cm" svg:x="6.114cm" svg:y="5.423cm">
          <draw:text-box>
            <text:p text:style-name="P5">C = 4, T = 60</text:p>
          </draw:text-box>
        </draw:frame>
        <draw:frame draw:style-name="gr10" draw:text-style-name="P6" draw:layer="layout" svg:width="3.341cm" svg:height="0.787cm" svg:x="10.48cm" svg:y="5.423cm">
          <draw:text-box>
            <text:p text:style-name="P5">C = 1, T = 60</text:p>
          </draw:text-box>
        </draw:frame>
        <draw:frame draw:style-name="gr10" draw:text-style-name="P6" draw:layer="layout" svg:width="3.342cm" svg:height="0.787cm" svg:x="14.767cm" svg:y="5.423cm">
          <draw:text-box>
            <text:p text:style-name="P5">C = 3, T = 30</text:p>
          </draw:text-box>
        </draw:frame>
        <draw:custom-shape draw:style-name="gr11" draw:text-style-name="P7" draw:layer="layout" svg:width="1.189cm" svg:height="1.194cm" svg:x="4.826cm" svg:y="5.22cm">
          <text:p/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5.421cm" svg:y1="5.22cm" svg:x2="5.421cm" svg:y2="6.414cm">
          <text:p/>
        </draw:line>
        <draw:line draw:style-name="gr12" draw:text-style-name="P8" draw:layer="layout" svg:x1="4.826cm" svg:y1="5.816cm" svg:x2="6.015cm" svg:y2="5.816cm">
          <text:p/>
        </draw:line>
        <draw:custom-shape draw:style-name="gr13" draw:text-style-name="P7" draw:layer="layout" svg:width="1.19cm" svg:height="1.194cm" svg:x="9.125cm" svg:y="5.22cm">
          <text:p/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9.743cm" svg:y1="5.22cm" svg:x2="9.743cm" svg:y2="6.414cm">
          <text:p/>
        </draw:line>
        <draw:line draw:style-name="gr12" draw:text-style-name="P8" draw:layer="layout" svg:x1="9.148cm" svg:y1="5.816cm" svg:x2="10.337cm" svg:y2="5.816cm">
          <text:p/>
        </draw:line>
        <draw:custom-shape draw:style-name="gr11" draw:text-style-name="P7" draw:layer="layout" svg:width="1.189cm" svg:height="1.194cm" svg:x="13.467cm" svg:y="5.22cm">
          <text:p/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14.062cm" svg:y1="5.22cm" svg:x2="14.062cm" svg:y2="6.414cm">
          <text:p/>
        </draw:line>
        <draw:line draw:style-name="gr12" draw:text-style-name="P8" draw:layer="layout" svg:x1="13.467cm" svg:y1="5.816cm" svg:x2="14.656cm" svg:y2="5.816cm">
          <text:p/>
        </draw:line>
        <draw:custom-shape draw:style-name="gr4" draw:text-style-name="P2" draw:layer="layout" svg:width="1.706cm" svg:height="3.144cm" draw:transform="rotate (-1.5707963267949) translate (22.114cm 3.67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1.1cm" svg:height="0.924cm" svg:x="19.622cm" svg:y="4.028cm">
          <text:p text:style-name="P3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09cm" svg:height="0.499cm" svg:x="21.772cm" svg:y="4.292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6" draw:layer="layout" svg:width="3.342cm" svg:height="0.787cm" svg:x="19.068cm" svg:y="5.41cm">
          <draw:text-box>
            <text:p text:style-name="P5">C = 4, T = 50</text:p>
          </draw:text-box>
        </draw:frame>
        <draw:custom-shape draw:style-name="gr8" draw:text-style-name="P1" draw:layer="layout" svg:width="1.683cm" svg:height="0.461cm" svg:x="17.28cm" svg:y="4.324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1.189cm" svg:height="1.194cm" svg:x="17.767cm" svg:y="5.22cm">
          <text:p/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18.362cm" svg:y1="5.22cm" svg:x2="18.362cm" svg:y2="6.414cm">
          <text:p/>
        </draw:line>
        <draw:line draw:style-name="gr12" draw:text-style-name="P8" draw:layer="layout" svg:x1="17.767cm" svg:y1="5.816cm" svg:x2="18.956cm" svg:y2="5.8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1:22:19.144392814</meta:creation-date>
    <dc:date>2021-05-20T12:36:51.677250044</dc:date>
    <meta:editing-duration>P1DT20H57M14S</meta:editing-duration>
    <meta:editing-cycles>26</meta:editing-cycles>
    <meta:generator>LibreOffice/5.1.6.2$Linux_X86_64 LibreOffice_project/10m0$Build-2</meta:generator>
    <meta:document-statistic meta:object-count="33"/>
  </office:meta>
</office:document-meta>
</file>